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7"/>
    <style:style style:name="ce3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2" table:number-columns-repeated="5" table:default-cell-style-name="Default"/>
        <table:table-column table:style-name="co2" table:visibility="collapse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Kommentar</text:p>
          </table:table-cell>
          <table:table-cell office:value-type="string" calcext:value-type="string">
            <text:p>Energie</text:p>
          </table:table-cell>
        </table:table-row>
        <table:table-row table:style-name="ro1">
          <table:table-cell table:formula="of:=DATE(2020;10;[.H2])" office:value-type="date" office:date-value="2020-10-01" calcext:value-type="date">
            <text:p>01.10.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DATE(2020;10;[.H3])" office:value-type="date" office:date-value="2020-10-02" calcext:value-type="date">
            <text:p>02.10.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DATE(2020;10;[.H4])" office:value-type="date" office:date-value="2020-10-03" calcext:value-type="date">
            <text:p>03.10.20</text:p>
          </table:table-cell>
          <table:table-cell office:value-type="float" office:value="36.6" calcext:value-type="float">
            <text:p>36,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DATE(2020;10;[.H5])" office:value-type="date" office:date-value="2020-10-04" calcext:value-type="date">
            <text:p>04.10.20</text:p>
          </table:table-cell>
          <table:table-cell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DATE(2020;10;[.H6])" office:value-type="date" office:date-value="2020-10-05" calcext:value-type="date">
            <text:p>05.10.20</text:p>
          </table:table-cell>
          <table:table-cell office:value-type="float" office:value="36.4" calcext:value-type="float">
            <text:p>36,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DATE(2020;10;[.H7])" office:value-type="date" office:date-value="2020-10-06" calcext:value-type="date">
            <text:p>06.10.20</text:p>
          </table:table-cell>
          <table:table-cell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DATE(2020;10;[.H8])" office:value-type="date" office:date-value="2020-10-07" calcext:value-type="date">
            <text:p>07.10.20</text:p>
          </table:table-cell>
          <table:table-cell office:value-type="float" office:value="36.2" calcext:value-type="float">
            <text:p>36,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DATE(2020;10;[.H9])" office:value-type="date" office:date-value="2020-10-08" calcext:value-type="date">
            <text:p>08.10.20</text:p>
          </table:table-cell>
          <table:table-cell office:value-type="float" office:value="35.9" calcext:value-type="float">
            <text:p>35,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DATE(2020;10;[.H10])" office:value-type="date" office:date-value="2020-10-09" calcext:value-type="date">
            <text:p>09.10.20</text:p>
          </table:table-cell>
          <table:table-cell office:value-type="float" office:value="36.4" calcext:value-type="float">
            <text:p>36,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DATE(2020;10;[.H11])" office:value-type="date" office:date-value="2020-10-10" calcext:value-type="date">
            <text:p>10.10.20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DATE(2020;10;[.H12])" office:value-type="date" office:date-value="2020-10-11" calcext:value-type="date">
            <text:p>11.10.2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DATE(2020;10;[.H13])" office:value-type="date" office:date-value="2020-10-12" calcext:value-type="date">
            <text:p>12.10.20</text:p>
          </table:table-cell>
          <table:table-cell office:value-type="float" office:value="36.9" calcext:value-type="float">
            <text:p>36,9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DATE(2020;10;[.H14])" office:value-type="date" office:date-value="2020-10-13" calcext:value-type="date">
            <text:p>13.10.20</text:p>
          </table:table-cell>
          <table:table-cell office:value-type="float" office:value="36.4" calcext:value-type="float">
            <text:p>36,4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DATE(2020;10;[.H15])" office:value-type="date" office:date-value="2020-10-14" calcext:value-type="date">
            <text:p>14.10.20</text:p>
          </table:table-cell>
          <table:table-cell office:value-type="float" office:value="35.7" calcext:value-type="float">
            <text:p>35,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DATE(2020;10;[.H16])" office:value-type="date" office:date-value="2020-10-15" calcext:value-type="date">
            <text:p>15.10.20</text:p>
          </table:table-cell>
          <table:table-cell office:value-type="float" office:value="35.9" calcext:value-type="float">
            <text:p>35,9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DATE(2020;10;[.H17])" office:value-type="date" office:date-value="2020-10-16" calcext:value-type="date">
            <text:p>16.10.2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DATE(2020;10;[.H18])" office:value-type="date" office:date-value="2020-10-17" calcext:value-type="date">
            <text:p>17.10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DATE(2020;10;[.H19])" office:value-type="date" office:date-value="2020-10-18" calcext:value-type="date">
            <text:p>18.10.2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DATE(2020;10;[.H20])" office:value-type="date" office:date-value="2020-10-19" calcext:value-type="date">
            <text:p>19.10.20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DATE(2020;10;[.H21])" office:value-type="date" office:date-value="2020-10-20" calcext:value-type="date">
            <text:p>20.10.20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DATE(2020;10;[.H22])" office:value-type="date" office:date-value="2020-10-21" calcext:value-type="date">
            <text:p>21.10.20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DATE(2020;10;[.H23])" office:value-type="date" office:date-value="2020-10-22" calcext:value-type="date">
            <text:p>22.10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DATE(2020;10;[.H24])" office:value-type="date" office:date-value="2020-10-23" calcext:value-type="date">
            <text:p>23.10.2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DATE(2020;10;[.H25])" office:value-type="date" office:date-value="2020-10-24" calcext:value-type="date">
            <text:p>24.10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DATE(2020;10;[.H26])" office:value-type="date" office:date-value="2020-10-25" calcext:value-type="date">
            <text:p>25.10.20</text:p>
          </table:table-cell>
          <table:table-cell office:value-type="float" office:value="36.6" calcext:value-type="float">
            <text:p>36,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DATE(2020;10;[.H27])" office:value-type="date" office:date-value="2020-10-26" calcext:value-type="date">
            <text:p>26.10.20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DATE(2020;10;[.H28])" office:value-type="date" office:date-value="2020-10-27" calcext:value-type="date">
            <text:p>27.10.20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DATE(2020;10;[.H29])" office:value-type="date" office:date-value="2020-10-28" calcext:value-type="date">
            <text:p>28.10.20</text:p>
          </table:table-cell>
          <table:table-cell office:value-type="float" office:value="36.7" calcext:value-type="float">
            <text:p>36,7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DATE(2020;10;[.H30])" office:value-type="date" office:date-value="2020-10-29" calcext:value-type="date">
            <text:p>29.10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DATE(2020;10;[.H31])" office:value-type="date" office:date-value="2020-10-30" calcext:value-type="date">
            <text:p>30.10.20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DATE(2020;10;[.H32])" office:value-type="date" office:date-value="2020-10-31" calcext:value-type="date">
            <text:p>31.10.20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DATE(2020;10;[.H33])" office:value-type="date" office:date-value="2020-11-01" calcext:value-type="date">
            <text:p>01.11.20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DATE(2020;10;[.H34])" office:value-type="date" office:date-value="2020-11-02" calcext:value-type="date">
            <text:p>02.11.20</text:p>
          </table:table-cell>
          <table:table-cell office:value-type="float" office:value="35.9" calcext:value-type="float">
            <text:p>35,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DATE(2020;10;[.H35])" office:value-type="date" office:date-value="2020-11-03" calcext:value-type="date">
            <text:p>03.11.20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DATE(2020;10;[.H36])" office:value-type="date" office:date-value="2020-11-04" calcext:value-type="date">
            <text:p>04.11.2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DATE(2020;10;[.H37])" office:value-type="date" office:date-value="2020-11-05" calcext:value-type="date">
            <text:p>05.11.20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DATE(2020;10;[.H38])" office:value-type="date" office:date-value="2020-11-06" calcext:value-type="date">
            <text:p>06.11.20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DATE(2020;10;[.H39])" office:value-type="date" office:date-value="2020-11-07" calcext:value-type="date">
            <text:p>07.11.20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DATE(2020;10;[.H40])" office:value-type="date" office:date-value="2020-11-08" calcext:value-type="date">
            <text:p>08.11.20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DATE(2020;10;[.H41])" office:value-type="date" office:date-value="2020-11-09" calcext:value-type="date">
            <text:p>09.11.2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DATE(2020;10;[.H42])" office:value-type="date" office:date-value="2020-11-10" calcext:value-type="date">
            <text:p>10.11.20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DATE(2020;10;[.H43])" office:value-type="date" office:date-value="2020-11-11" calcext:value-type="date">
            <text:p>11.11.2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DATE(2020;10;[.H44])" office:value-type="date" office:date-value="2020-11-12" calcext:value-type="date">
            <text:p>12.11.20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DATE(2020;10;[.H45])" office:value-type="date" office:date-value="2020-11-13" calcext:value-type="date">
            <text:p>13.11.20</text:p>
          </table:table-cell>
          <table:table-cell office:value-type="float" office:value="35.9" calcext:value-type="float">
            <text:p>35,9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DATE(2020;10;[.H46])" office:value-type="date" office:date-value="2020-11-14" calcext:value-type="date">
            <text:p>14.11.20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DATE(2020;10;[.H47])" office:value-type="date" office:date-value="2020-11-15" calcext:value-type="date">
            <text:p>15.11.20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DATE(2020;10;[.H48])" office:value-type="date" office:date-value="2020-11-16" calcext:value-type="date">
            <text:p>16.11.20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DATE(2020;10;[.H49])" office:value-type="date" office:date-value="2020-11-17" calcext:value-type="date">
            <text:p>17.11.20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DATE(2020;10;[.H50])" office:value-type="date" office:date-value="2020-11-18" calcext:value-type="date">
            <text:p>18.11.20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DATE(2020;10;[.H51])" office:value-type="date" office:date-value="2020-11-19" calcext:value-type="date">
            <text:p>19.11.20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DATE(2020;10;[.H52])" office:value-type="date" office:date-value="2020-11-20" calcext:value-type="date">
            <text:p>20.11.20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DATE(2020;10;[.H53])" office:value-type="date" office:date-value="2020-11-21" calcext:value-type="date">
            <text:p>21.11.20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DATE(2020;10;[.H54])" office:value-type="date" office:date-value="2020-11-22" calcext:value-type="date">
            <text:p>22.11.20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DATE(2020;10;[.H55])" office:value-type="date" office:date-value="2020-11-23" calcext:value-type="date">
            <text:p>23.11.20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DATE(2020;10;[.H56])" office:value-type="date" office:date-value="2020-11-24" calcext:value-type="date">
            <text:p>24.11.20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DATE(2020;10;[.H57])" office:value-type="date" office:date-value="2020-11-25" calcext:value-type="date">
            <text:p>25.11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DATE(2020;10;[.H58])" office:value-type="date" office:date-value="2020-11-26" calcext:value-type="date">
            <text:p>26.11.20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DATE(2020;10;[.H59])" office:value-type="date" office:date-value="2020-11-27" calcext:value-type="date">
            <text:p>27.11.20</text:p>
          </table:table-cell>
          <table:table-cell office:value-type="float" office:value="36.7" calcext:value-type="float">
            <text:p>36,7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DATE(2020;10;[.H60])" office:value-type="date" office:date-value="2020-11-28" calcext:value-type="date">
            <text:p>28.11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DATE(2020;10;[.H61])" office:value-type="date" office:date-value="2020-11-29" calcext:value-type="date">
            <text:p>29.11.20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DATE(2020;10;[.H62])" office:value-type="date" office:date-value="2020-11-30" calcext:value-type="date">
            <text:p>30.11.20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DATE(2020;10;[.H63])" office:value-type="date" office:date-value="2020-12-01" calcext:value-type="date">
            <text:p>01.12.20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DATE(2020;10;[.H64])" office:value-type="date" office:date-value="2020-12-02" calcext:value-type="date">
            <text:p>02.12.2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DATE(2020;10;[.H65])" office:value-type="date" office:date-value="2020-12-03" calcext:value-type="date">
            <text:p>03.12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DATE(2020;10;[.H66])" office:value-type="date" office:date-value="2020-12-04" calcext:value-type="date">
            <text:p>04.12.20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DATE(2020;10;[.H67])" office:value-type="date" office:date-value="2020-12-05" calcext:value-type="date">
            <text:p>05.12.2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DATE(2020;10;[.H68])" office:value-type="date" office:date-value="2020-12-06" calcext:value-type="date">
            <text:p>06.12.20</text:p>
          </table:table-cell>
          <table:table-cell office:value-type="float" office:value="36.6" calcext:value-type="float">
            <text:p>36,6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DATE(2020;10;[.H69])" office:value-type="date" office:date-value="2020-12-07" calcext:value-type="date">
            <text:p>07.12.20</text:p>
          </table:table-cell>
          <table:table-cell office:value-type="float" office:value="36.8" calcext:value-type="float">
            <text:p>36,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formula="of:=DATE(2020;10;[.H70])" office:value-type="date" office:date-value="2020-12-08" calcext:value-type="date">
            <text:p>08.12.20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formula="of:=DATE(2020;10;[.H71])" office:value-type="date" office:date-value="2020-12-09" calcext:value-type="date">
            <text:p>09.12.2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DATE(2020;10;[.H72])" office:value-type="date" office:date-value="2020-12-10" calcext:value-type="date">
            <text:p>10.12.20</text:p>
          </table:table-cell>
          <table:table-cell office:value-type="float" office:value="36.3" calcext:value-type="float">
            <text:p>36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DATE(2020;10;[.H73])" office:value-type="date" office:date-value="2020-12-11" calcext:value-type="date">
            <text:p>11.12.20</text:p>
          </table:table-cell>
          <table:table-cell office:value-type="float" office:value="36.1" calcext:value-type="float">
            <text:p>36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Abends</text:p>
          </table:table-cell>
          <table:table-cell/>
        </table:table-row>
        <table:table-row table:style-name="ro1">
          <table:table-cell table:formula="of:=DATE(2020;10;[.H74])" office:value-type="date" office:date-value="2020-12-12" calcext:value-type="date">
            <text:p>12.12.20</text:p>
          </table:table-cell>
          <table:table-cell office:value-type="float" office:value="36.3" calcext:value-type="float">
            <text:p>36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DATE(2020;10;[.H75])" office:value-type="date" office:date-value="2020-12-13" calcext:value-type="date">
            <text:p>13.12.20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formula="of:=DATE(2020;10;[.H76])" office:value-type="date" office:date-value="2020-12-14" calcext:value-type="date">
            <text:p>14.12.20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DATE(2020;10;[.H77])" office:value-type="date" office:date-value="2020-12-15" calcext:value-type="date">
            <text:p>15.12.20</text:p>
          </table:table-cell>
          <table:table-cell office:value-type="float" office:value="36.1" calcext:value-type="float">
            <text:p>36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formula="of:=DATE(2020;10;[.H78])" office:value-type="date" office:date-value="2020-12-16" calcext:value-type="date">
            <text:p>16.12.20</text:p>
          </table:table-cell>
          <table:table-cell office:value-type="float" office:value="36.3" calcext:value-type="float">
            <text:p>36,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DATE(2020;10;[.H79])" office:value-type="date" office:date-value="2020-12-17" calcext:value-type="date">
            <text:p>17.12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DATE(2020;10;[.H80])" office:value-type="date" office:date-value="2020-12-18" calcext:value-type="date">
            <text:p>18.12.20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DATE(2020;10;[.H81])" office:value-type="date" office:date-value="2020-12-19" calcext:value-type="date">
            <text:p>19.12.20</text:p>
          </table:table-cell>
          <table:table-cell office:value-type="float" office:value="36.4" calcext:value-type="float">
            <text:p>36,4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DATE(2020;10;[.H82])" office:value-type="date" office:date-value="2020-12-20" calcext:value-type="date">
            <text:p>20.12.20</text:p>
          </table:table-cell>
          <table:table-cell office:value-type="float" office:value="36.6" calcext:value-type="float">
            <text:p>36,6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Draußen</text:p>
          </table:table-cell>
          <table:table-cell/>
        </table:table-row>
        <table:table-row table:style-name="ro1">
          <table:table-cell table:formula="of:=DATE(2020;10;[.H83])" office:value-type="date" office:date-value="2020-12-21" calcext:value-type="date">
            <text:p>21.12.20</text:p>
          </table:table-cell>
          <table:table-cell office:value-type="float" office:value="36.4" calcext:value-type="float">
            <text:p>36,4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formula="of:=DATE(2020;10;[.H84])" office:value-type="date" office:date-value="2020-12-22" calcext:value-type="date">
            <text:p>22.12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formula="of:=DATE(2020;10;[.H85])" office:value-type="date" office:date-value="2020-12-23" calcext:value-type="date">
            <text:p>23.12.20</text:p>
          </table:table-cell>
          <table:table-cell office:value-type="float" office:value="35.7" calcext:value-type="float">
            <text:p>35,7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nach der Dusche</text:p>
          </table:table-cell>
          <table:table-cell/>
        </table:table-row>
        <table:table-row table:style-name="ro1">
          <table:table-cell table:formula="of:=DATE(2020;10;[.H86])" office:value-type="date" office:date-value="2020-12-24" calcext:value-type="date">
            <text:p>24.12.20</text:p>
          </table:table-cell>
          <table:table-cell office:value-type="float" office:value="35.9" calcext:value-type="float">
            <text:p>35,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DATE(2020;10;[.H87])" office:value-type="date" office:date-value="2020-12-25" calcext:value-type="date">
            <text:p>25.12.20</text:p>
          </table:table-cell>
          <table:table-cell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formula="of:=DATE(2020;10;[.H88])" office:value-type="date" office:date-value="2020-12-26" calcext:value-type="date">
            <text:p>26.12.20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formula="of:=DATE(2020;10;[.H89])" office:value-type="date" office:date-value="2020-12-27" calcext:value-type="date">
            <text:p>27.12.20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formula="of:=DATE(2020;10;[.H90])" office:value-type="date" office:date-value="2020-12-28" calcext:value-type="date">
            <text:p>28.12.20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formula="of:=DATE(2020;10;[.H91])" office:value-type="date" office:date-value="2020-12-29" calcext:value-type="date">
            <text:p>29.12.20</text:p>
          </table:table-cell>
          <table:table-cell office:value-type="float" office:value="35.9" calcext:value-type="float">
            <text:p>35,9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DATE(2020;10;[.H92])" office:value-type="date" office:date-value="2020-12-30" calcext:value-type="date">
            <text:p>30.12.20</text:p>
          </table:table-cell>
          <table:table-cell office:value-type="float" office:value="35.7" calcext:value-type="float">
            <text:p>35,7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formula="of:=DATE(2020;10;[.H93])" office:value-type="date" office:date-value="2020-12-31" calcext:value-type="date">
            <text:p>31.12.20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formula="of:=DATE(2020;10;[.H94])" office:value-type="date" office:date-value="2021-01-01" calcext:value-type="date">
            <text:p>01.01.21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formula="of:=DATE(2020;10;[.H95])" office:value-type="date" office:date-value="2021-01-02" calcext:value-type="date">
            <text:p>02.01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formula="of:=DATE(2020;10;[.H96])" office:value-type="date" office:date-value="2021-01-03" calcext:value-type="date">
            <text:p>03.01.21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formula="of:=DATE(2020;10;[.H97])" office:value-type="date" office:date-value="2021-01-04" calcext:value-type="date">
            <text:p>04.01.21</text:p>
          </table:table-cell>
          <table:table-cell office:value-type="float" office:value="36.3" calcext:value-type="float">
            <text:p>36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formula="of:=DATE(2020;10;[.H98])" office:value-type="date" office:date-value="2021-01-05" calcext:value-type="date">
            <text:p>05.01.21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formula="of:=DATE(2020;10;[.H99])" office:value-type="date" office:date-value="2021-01-06" calcext:value-type="date">
            <text:p>06.01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formula="of:=DATE(2020;10;[.H100])" office:value-type="date" office:date-value="2021-01-07" calcext:value-type="date">
            <text:p>07.01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formula="of:=DATE(2020;10;[.H101])" office:value-type="date" office:date-value="2021-01-08" calcext:value-type="date">
            <text:p>08.01.21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formula="of:=DATE(2020;10;[.H102])" office:value-type="date" office:date-value="2021-01-09" calcext:value-type="date">
            <text:p>09.01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formula="of:=DATE(2020;10;[.H103])" office:value-type="date" office:date-value="2021-01-10" calcext:value-type="date">
            <text:p>10.01.21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formula="of:=DATE(2020;10;[.H104])" office:value-type="date" office:date-value="2021-01-11" calcext:value-type="date">
            <text:p>11.01.21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formula="of:=DATE(2020;10;[.H105])" office:value-type="date" office:date-value="2021-01-12" calcext:value-type="date">
            <text:p>12.01.21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formula="of:=DATE(2020;10;[.H106])" office:value-type="date" office:date-value="2021-01-13" calcext:value-type="date">
            <text:p>13.01.21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formula="of:=DATE(2020;10;[.H107])" office:value-type="date" office:date-value="2021-01-14" calcext:value-type="date">
            <text:p>14.01.21</text:p>
          </table:table-cell>
          <table:table-cell table:number-columns-repeated="6"/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formula="of:=DATE(2020;10;[.H108])" office:value-type="date" office:date-value="2021-01-15" calcext:value-type="date">
            <text:p>15.01.21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formula="of:=DATE(2020;10;[.H109])" office:value-type="date" office:date-value="2021-01-16" calcext:value-type="date">
            <text:p>16.01.21</text:p>
          </table:table-cell>
          <table:table-cell table:number-columns-repeated="6"/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formula="of:=DATE(2020;10;[.H110])" office:value-type="date" office:date-value="2021-01-17" calcext:value-type="date">
            <text:p>17.01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table:formula="of:=DATE(2020;10;[.H111])" office:value-type="date" office:date-value="2021-01-18" calcext:value-type="date">
            <text:p>18.01.21</text:p>
          </table:table-cell>
          <table:table-cell office:value-type="float" office:value="36.5" calcext:value-type="float">
            <text:p>36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DATE(2020;10;[.H112])" office:value-type="date" office:date-value="2021-01-19" calcext:value-type="date">
            <text:p>19.01.21</text:p>
          </table:table-cell>
          <table:table-cell office:value-type="float" office:value="36.2" calcext:value-type="float">
            <text:p>36,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formula="of:=DATE(2020;10;[.H113])" office:value-type="date" office:date-value="2021-01-20" calcext:value-type="date">
            <text:p>20.01.21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formula="of:=DATE(2020;10;[.H114])" office:value-type="date" office:date-value="2021-01-21" calcext:value-type="date">
            <text:p>21.01.21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formula="of:=DATE(2020;10;[.H115])" office:value-type="date" office:date-value="2021-01-22" calcext:value-type="date">
            <text:p>22.01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formula="of:=DATE(2020;10;[.H116])" office:value-type="date" office:date-value="2021-01-23" calcext:value-type="date">
            <text:p>23.01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formula="of:=DATE(2020;10;[.H117])" office:value-type="date" office:date-value="2021-01-24" calcext:value-type="date">
            <text:p>24.01.21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table:formula="of:=DATE(2020;10;[.H118])" office:value-type="date" office:date-value="2021-01-25" calcext:value-type="date">
            <text:p>25.01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formula="of:=DATE(2020;10;[.H119])" office:value-type="date" office:date-value="2021-01-26" calcext:value-type="date">
            <text:p>26.01.21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formula="of:=DATE(2020;10;[.H120])" office:value-type="date" office:date-value="2021-01-27" calcext:value-type="date">
            <text:p>27.01.21</text:p>
          </table:table-cell>
          <table:table-cell office:value-type="float" office:value="36.6" calcext:value-type="float">
            <text:p>36,6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formula="of:=DATE(2020;10;[.H121])" office:value-type="date" office:date-value="2021-01-28" calcext:value-type="date">
            <text:p>28.01.21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formula="of:=DATE(2020;10;[.H122])" office:value-type="date" office:date-value="2021-01-29" calcext:value-type="date">
            <text:p>29.01.21</text:p>
          </table:table-cell>
          <table:table-cell table:number-columns-repeated="6"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formula="of:=DATE(2020;10;[.H123])" office:value-type="date" office:date-value="2021-01-30" calcext:value-type="date">
            <text:p>30.01.21</text:p>
          </table:table-cell>
          <table:table-cell office:value-type="float" office:value="36.6" calcext:value-type="float">
            <text:p>36,6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formula="of:=DATE(2020;10;[.H124])" office:value-type="date" office:date-value="2021-01-31" calcext:value-type="date">
            <text:p>31.01.21</text:p>
          </table:table-cell>
          <table:table-cell table:number-columns-repeated="6"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table:formula="of:=DATE(2020;10;[.H125])" office:value-type="date" office:date-value="2021-02-01" calcext:value-type="date">
            <text:p>01.02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formula="of:=DATE(2020;10;[.H126])" office:value-type="date" office:date-value="2021-02-02" calcext:value-type="date">
            <text:p>02.02.21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formula="of:=DATE(2020;10;[.H127])" office:value-type="date" office:date-value="2021-02-03" calcext:value-type="date">
            <text:p>03.02.21</text:p>
          </table:table-cell>
          <table:table-cell office:value-type="float" office:value="36.1" calcext:value-type="float">
            <text:p>36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formula="of:=DATE(2020;10;[.H128])" office:value-type="date" office:date-value="2021-02-04" calcext:value-type="date">
            <text:p>04.02.21</text:p>
          </table:table-cell>
          <table:table-cell office:value-type="float" office:value="36.3" calcext:value-type="float">
            <text:p>36,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formula="of:=DATE(2020;10;[.H129])" office:value-type="date" office:date-value="2021-02-05" calcext:value-type="date">
            <text:p>05.02.21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DATE(2020;10;[.H130])" office:value-type="date" office:date-value="2021-02-06" calcext:value-type="date">
            <text:p>06.02.21</text:p>
          </table:table-cell>
          <table:table-cell office:value-type="float" office:value="36.1" calcext:value-type="float">
            <text:p>36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table:formula="of:=DATE(2020;10;[.H131])" office:value-type="date" office:date-value="2021-02-07" calcext:value-type="date">
            <text:p>07.02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formula="of:=DATE(2020;10;[.H132])" office:value-type="date" office:date-value="2021-02-08" calcext:value-type="date">
            <text:p>08.02.21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table:formula="of:=DATE(2020;10;[.H133])" office:value-type="date" office:date-value="2021-02-09" calcext:value-type="date">
            <text:p>09.02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table:formula="of:=DATE(2020;10;[.H134])" office:value-type="date" office:date-value="2021-02-10" calcext:value-type="date">
            <text:p>10.02.21</text:p>
          </table:table-cell>
          <table:table-cell office:value-type="float" office:value="36.2" calcext:value-type="float">
            <text:p>36,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table:formula="of:=DATE(2020;10;[.H135])" office:value-type="date" office:date-value="2021-02-11" calcext:value-type="date">
            <text:p>11.02.21</text:p>
          </table:table-cell>
          <table:table-cell table:number-columns-repeated="6"/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table:formula="of:=DATE(2020;10;[.H136])" office:value-type="date" office:date-value="2021-02-12" calcext:value-type="date">
            <text:p>12.02.21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formula="of:=DATE(2020;10;[.H137])" office:value-type="date" office:date-value="2021-02-13" calcext:value-type="date">
            <text:p>13.02.21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table:formula="of:=DATE(2020;10;[.H138])" office:value-type="date" office:date-value="2021-02-14" calcext:value-type="date">
            <text:p>14.02.21</text:p>
          </table:table-cell>
          <table:table-cell table:number-columns-repeated="6"/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formula="of:=DATE(2020;10;[.H139])" office:value-type="date" office:date-value="2021-02-15" calcext:value-type="date">
            <text:p>15.02.21</text:p>
          </table:table-cell>
          <table:table-cell table:number-columns-repeated="6"/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table:formula="of:=DATE(2020;10;[.H140])" office:value-type="date" office:date-value="2021-02-16" calcext:value-type="date">
            <text:p>16.02.21</text:p>
          </table:table-cell>
          <table:table-cell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table:formula="of:=DATE(2020;10;[.H141])" office:value-type="date" office:date-value="2021-02-17" calcext:value-type="date">
            <text:p>17.02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formula="of:=DATE(2020;10;[.H142])" office:value-type="date" office:date-value="2021-02-18" calcext:value-type="date">
            <text:p>18.02.21</text:p>
          </table:table-cell>
          <table:table-cell table:number-columns-repeated="6"/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formula="of:=DATE(2020;10;[.H143])" office:value-type="date" office:date-value="2021-02-19" calcext:value-type="date">
            <text:p>19.02.21</text:p>
          </table:table-cell>
          <table:table-cell table:number-columns-repeated="6"/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formula="of:=DATE(2020;10;[.H144])" office:value-type="date" office:date-value="2021-02-20" calcext:value-type="date">
            <text:p>20.02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formula="of:=DATE(2020;10;[.H145])" office:value-type="date" office:date-value="2021-02-21" calcext:value-type="date">
            <text:p>21.02.21</text:p>
          </table:table-cell>
          <table:table-cell table:number-columns-repeated="6"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formula="of:=DATE(2020;10;[.H146])" office:value-type="date" office:date-value="2021-02-22" calcext:value-type="date">
            <text:p>22.02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table:formula="of:=DATE(2020;10;[.H147])" office:value-type="date" office:date-value="2021-02-23" calcext:value-type="date">
            <text:p>23.02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table:formula="of:=DATE(2020;10;[.H148])" office:value-type="date" office:date-value="2021-02-24" calcext:value-type="date">
            <text:p>24.02.21</text:p>
          </table:table-cell>
          <table:table-cell office:value-type="float" office:value="35.9" calcext:value-type="float">
            <text:p>35,9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formula="of:=DATE(2020;10;[.H149])" office:value-type="date" office:date-value="2021-02-25" calcext:value-type="date">
            <text:p>25.02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table:formula="of:=DATE(2020;10;[.H150])" office:value-type="date" office:date-value="2021-02-26" calcext:value-type="date">
            <text:p>26.02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table:formula="of:=DATE(2020;10;[.H151])" office:value-type="date" office:date-value="2021-02-27" calcext:value-type="date">
            <text:p>27.02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formula="of:=DATE(2020;10;[.H152])" office:value-type="date" office:date-value="2021-02-28" calcext:value-type="date">
            <text:p>28.02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table:formula="of:=DATE(2020;10;[.H153])" office:value-type="date" office:date-value="2021-03-01" calcext:value-type="date">
            <text:p>01.03.21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table:formula="of:=DATE(2020;10;[.H154])" office:value-type="date" office:date-value="2021-03-02" calcext:value-type="date">
            <text:p>02.03.21</text:p>
          </table:table-cell>
          <table:table-cell office:value-type="float" office:value="36.2" calcext:value-type="float">
            <text:p>36,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formula="of:=DATE(2020;10;[.H155])" office:value-type="date" office:date-value="2021-03-03" calcext:value-type="date">
            <text:p>03.03.21</text:p>
          </table:table-cell>
          <table:table-cell office:value-type="float" office:value="36" calcext:value-type="float">
            <text:p>36,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table:formula="of:=DATE(2020;10;[.H156])" office:value-type="date" office:date-value="2021-03-04" calcext:value-type="date">
            <text:p>04.03.21</text:p>
          </table:table-cell>
          <table:table-cell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formula="of:=DATE(2020;10;[.H157])" office:value-type="date" office:date-value="2021-03-05" calcext:value-type="date">
            <text:p>05.03.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formula="of:=DATE(2020;10;[.H158])" office:value-type="date" office:date-value="2021-03-06" calcext:value-type="date">
            <text:p>06.03.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DATE(2020;10;[.H159])" office:value-type="date" office:date-value="2021-03-07" calcext:value-type="date">
            <text:p>07.03.21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table:formula="of:=DATE(2020;10;[.H160])" office:value-type="date" office:date-value="2021-03-08" calcext:value-type="date">
            <text:p>08.03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table:formula="of:=DATE(2020;10;[.H161])" office:value-type="date" office:date-value="2021-03-09" calcext:value-type="date">
            <text:p>09.03.21</text:p>
          </table:table-cell>
          <table:table-cell office:value-type="float" office:value="36.2" calcext:value-type="float">
            <text:p>36,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formula="of:=DATE(2020;10;[.H162])" office:value-type="date" office:date-value="2021-03-10" calcext:value-type="date">
            <text:p>10.03.21</text:p>
          </table:table-cell>
          <table:table-cell office:value-type="float" office:value="36.1" calcext:value-type="float">
            <text:p>36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table:formula="of:=DATE(2020;10;[.H163])" office:value-type="date" office:date-value="2021-03-11" calcext:value-type="date">
            <text:p>11.03.21</text:p>
          </table:table-cell>
          <table:table-cell office:value-type="float" office:value="35.9" calcext:value-type="float">
            <text:p>35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formula="of:=DATE(2020;10;[.H164])" office:value-type="date" office:date-value="2021-03-12" calcext:value-type="date">
            <text:p>12.03.21</text:p>
          </table:table-cell>
          <table:table-cell office:value-type="float" office:value="36" calcext:value-type="float">
            <text:p>36,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formula="of:=DATE(2020;10;[.H165])" office:value-type="date" office:date-value="2021-03-13" calcext:value-type="date">
            <text:p>13.03.21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formula="of:=DATE(2020;10;[.H166])" office:value-type="date" office:date-value="2021-03-14" calcext:value-type="date">
            <text:p>14.03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table:formula="of:=DATE(2020;10;[.H167])" office:value-type="date" office:date-value="2021-03-15" calcext:value-type="date">
            <text:p>15.03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table:formula="of:=DATE(2020;10;[.H168])" office:value-type="date" office:date-value="2021-03-16" calcext:value-type="date">
            <text:p>16.03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table:formula="of:=DATE(2020;10;[.H169])" office:value-type="date" office:date-value="2021-03-17" calcext:value-type="date">
            <text:p>17.03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table:formula="of:=DATE(2020;10;[.H170])" office:value-type="date" office:date-value="2021-03-18" calcext:value-type="date">
            <text:p>18.03.21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table:formula="of:=DATE(2020;10;[.H171])" office:value-type="date" office:date-value="2021-03-19" calcext:value-type="date">
            <text:p>19.03.21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table:formula="of:=DATE(2020;10;[.H172])" office:value-type="date" office:date-value="2021-03-20" calcext:value-type="date">
            <text:p>20.03.21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table:formula="of:=DATE(2020;10;[.H173])" office:value-type="date" office:date-value="2021-03-21" calcext:value-type="date">
            <text:p>21.03.21</text:p>
          </table:table-cell>
          <table:table-cell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table:formula="of:=DATE(2020;10;[.H174])" office:value-type="date" office:date-value="2021-03-22" calcext:value-type="date">
            <text:p>22.03.21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table:formula="of:=DATE(2020;10;[.H175])" office:value-type="date" office:date-value="2021-03-23" calcext:value-type="date">
            <text:p>23.03.21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table:formula="of:=DATE(2020;10;[.H176])" office:value-type="date" office:date-value="2021-03-24" calcext:value-type="date">
            <text:p>24.03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DATE(2020;10;[.H177])" office:value-type="date" office:date-value="2021-03-25" calcext:value-type="date">
            <text:p>25.03.21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formula="of:=DATE(2020;10;[.H178])" office:value-type="date" office:date-value="2021-03-26" calcext:value-type="date">
            <text:p>26.0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table:formula="of:=DATE(2020;10;[.H179])" office:value-type="date" office:date-value="2021-03-27" calcext:value-type="date">
            <text:p>27.03.21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table:formula="of:=DATE(2020;10;[.H180])" office:value-type="date" office:date-value="2021-03-28" calcext:value-type="date">
            <text:p>28.0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table:formula="of:=DATE(2020;10;[.H181])" office:value-type="date" office:date-value="2021-03-29" calcext:value-type="date">
            <text:p>29.0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formula="of:=DATE(2020;10;[.H182])" office:value-type="date" office:date-value="2021-03-30" calcext:value-type="date">
            <text:p>30.0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table:formula="of:=DATE(2020;10;[.H183])" office:value-type="date" office:date-value="2021-03-31" calcext:value-type="date">
            <text:p>31.03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table:formula="of:=DATE(2020;10;[.H184])" office:value-type="date" office:date-value="2021-04-01" calcext:value-type="date">
            <text:p>01.04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table:formula="of:=DATE(2020;10;[.H185])" office:value-type="date" office:date-value="2021-04-02" calcext:value-type="date">
            <text:p>02.04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formula="of:=DATE(2020;10;[.H186])" office:value-type="date" office:date-value="2021-04-03" calcext:value-type="date">
            <text:p>03.04.21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table:formula="of:=DATE(2020;10;[.H187])" office:value-type="date" office:date-value="2021-04-04" calcext:value-type="date">
            <text:p>04.04.21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table:formula="of:=DATE(2020;10;[.H188])" office:value-type="date" office:date-value="2021-04-05" calcext:value-type="date">
            <text:p>05.04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formula="of:=DATE(2020;10;[.H189])" office:value-type="date" office:date-value="2021-04-06" calcext:value-type="date">
            <text:p>06.04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table:formula="of:=DATE(2020;10;[.H190])" office:value-type="date" office:date-value="2021-04-07" calcext:value-type="date">
            <text:p>07.04.21</text:p>
          </table:table-cell>
          <table:table-cell office:value-type="float" office:value="36.4" calcext:value-type="float">
            <text:p>36,4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table:formula="of:=DATE(2020;10;[.H191])" office:value-type="date" office:date-value="2021-04-08" calcext:value-type="date">
            <text:p>08.04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formula="of:=DATE(2020;10;[.H192])" office:value-type="date" office:date-value="2021-04-09" calcext:value-type="date">
            <text:p>09.04.21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formula="of:=DATE(2020;10;[.H193])" office:value-type="date" office:date-value="2021-04-10" calcext:value-type="date">
            <text:p>10.04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formula="of:=DATE(2020;10;[.H194])" office:value-type="date" office:date-value="2021-04-11" calcext:value-type="date">
            <text:p>11.04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table:formula="of:=DATE(2020;10;[.H195])" office:value-type="date" office:date-value="2021-04-12" calcext:value-type="date">
            <text:p>12.04.21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table:formula="of:=DATE(2020;10;[.H196])" office:value-type="date" office:date-value="2021-04-13" calcext:value-type="date">
            <text:p>13.04.21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table:formula="of:=DATE(2020;10;[.H197])" office:value-type="date" office:date-value="2021-04-14" calcext:value-type="date">
            <text:p>14.04.21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formula="of:=DATE(2020;10;[.H198])" office:value-type="date" office:date-value="2021-04-15" calcext:value-type="date">
            <text:p>15.04.21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formula="of:=DATE(2020;10;[.H199])" office:value-type="date" office:date-value="2021-04-16" calcext:value-type="date">
            <text:p>16.04.21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table:formula="of:=DATE(2020;10;[.H200])" office:value-type="date" office:date-value="2021-04-17" calcext:value-type="date">
            <text:p>17.04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table:formula="of:=DATE(2020;10;[.H201])" office:value-type="date" office:date-value="2021-04-18" calcext:value-type="date">
            <text:p>18.04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formula="of:=DATE(2020;10;[.H202])" office:value-type="date" office:date-value="2021-04-19" calcext:value-type="date">
            <text:p>19.04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formula="of:=DATE(2020;10;[.H203])" office:value-type="date" office:date-value="2021-04-20" calcext:value-type="date">
            <text:p>20.04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table:formula="of:=DATE(2020;10;[.H204])" office:value-type="date" office:date-value="2021-04-21" calcext:value-type="date">
            <text:p>21.04.21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formula="of:=DATE(2020;10;[.H205])" office:value-type="date" office:date-value="2021-04-22" calcext:value-type="date">
            <text:p>22.04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formula="of:=DATE(2020;10;[.H206])" office:value-type="date" office:date-value="2021-04-23" calcext:value-type="date">
            <text:p>23.04.21</text:p>
          </table:table-cell>
          <table:table-cell office:value-type="float" office:value="36" calcext:value-type="float">
            <text:p>36,0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table:formula="of:=DATE(2020;10;[.H207])" office:value-type="date" office:date-value="2021-04-24" calcext:value-type="date">
            <text:p>24.04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table:formula="of:=DATE(2020;10;[.H208])" office:value-type="date" office:date-value="2021-04-25" calcext:value-type="date">
            <text:p>25.04.21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formula="of:=DATE(2020;10;[.H209])" office:value-type="date" office:date-value="2021-04-26" calcext:value-type="date">
            <text:p>26.04.21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table:formula="of:=DATE(2020;10;[.H210])" office:value-type="date" office:date-value="2021-04-27" calcext:value-type="date">
            <text:p>27.04.21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table:formula="of:=DATE(2020;10;[.H211])" office:value-type="date" office:date-value="2021-04-28" calcext:value-type="date">
            <text:p>28.04.21</text:p>
          </table:table-cell>
          <table:table-cell office:value-type="float" office:value="36" calcext:value-type="float">
            <text:p>36,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formula="of:=DATE(2020;10;[.H212])" office:value-type="date" office:date-value="2021-04-29" calcext:value-type="date">
            <text:p>29.04.21</text:p>
          </table:table-cell>
          <table:table-cell office:value-type="float" office:value="35.9" calcext:value-type="float">
            <text:p>35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formula="of:=DATE(2020;10;[.H213])" office:value-type="date" office:date-value="2021-04-30" calcext:value-type="date">
            <text:p>30.04.21</text:p>
          </table:table-cell>
          <table:table-cell office:value-type="float" office:value="35.9" calcext:value-type="float">
            <text:p>35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formula="of:=DATE(2020;10;[.H214])" office:value-type="date" office:date-value="2021-05-01" calcext:value-type="date">
            <text:p>01.05.21</text:p>
          </table:table-cell>
          <table:table-cell office:value-type="float" office:value="36.1" calcext:value-type="float">
            <text:p>36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formula="of:=DATE(2020;10;[.H215])" office:value-type="date" office:date-value="2021-05-02" calcext:value-type="date">
            <text:p>02.05.21</text:p>
          </table:table-cell>
          <table:table-cell office:value-type="float" office:value="36.4" calcext:value-type="float">
            <text:p>36,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formula="of:=DATE(2020;10;[.H216])" office:value-type="date" office:date-value="2021-05-03" calcext:value-type="date">
            <text:p>03.05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formula="of:=DATE(2020;10;[.H217])" office:value-type="date" office:date-value="2021-05-04" calcext:value-type="date">
            <text:p>04.05.21</text:p>
          </table:table-cell>
          <table:table-cell office:value-type="float" office:value="36" calcext:value-type="float">
            <text:p>36,0</text:p>
          </table:table-cell>
          <table:table-cell table:number-columns-repeated="2"/>
          <table:table-cell office:value-type="string" calcext:value-type="string">
            <text:p>Brüste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table:formula="of:=DATE(2020;10;[.H218])" office:value-type="date" office:date-value="2021-05-05" calcext:value-type="date">
            <text:p>05.05.21</text:p>
          </table:table-cell>
          <table:table-cell office:value-type="float" office:value="35.8" calcext:value-type="float">
            <text:p>35,8</text:p>
          </table:table-cell>
          <table:table-cell table:number-columns-repeated="2"/>
          <table:table-cell office:value-type="string" calcext:value-type="string">
            <text:p>Brüste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table:formula="of:=DATE(2020;10;[.H219])" office:value-type="date" office:date-value="2021-05-06" calcext:value-type="date">
            <text:p>06.05.21</text:p>
          </table:table-cell>
          <table:table-cell office:value-type="float" office:value="36.4" calcext:value-type="float">
            <text:p>36,4</text:p>
          </table:table-cell>
          <table:table-cell table:number-columns-repeated="2"/>
          <table:table-cell office:value-type="string" calcext:value-type="string">
            <text:p>Brüste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formula="of:=DATE(2020;10;[.H220])" office:value-type="date" office:date-value="2021-05-07" calcext:value-type="date">
            <text:p>07.05.21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table:formula="of:=DATE(2020;10;[.H221])" office:value-type="date" office:date-value="2021-05-08" calcext:value-type="date">
            <text:p>08.05.21</text:p>
          </table:table-cell>
          <table:table-cell office:value-type="float" office:value="36.2" calcext:value-type="float">
            <text:p>36,2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formula="of:=DATE(2020;10;[.H222])" office:value-type="date" office:date-value="2021-05-09" calcext:value-type="date">
            <text:p>09.05.21</text:p>
          </table:table-cell>
          <table:table-cell office:value-type="float" office:value="36.3" calcext:value-type="float">
            <text:p>36,3</text:p>
          </table:table-cell>
          <table:table-cell table:number-columns-repeated="2"/>
          <table:table-cell office:value-type="string" calcext:value-type="string">
            <text:p>Brüste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table:formula="of:=DATE(2020;10;[.H223])" office:value-type="date" office:date-value="2021-05-10" calcext:value-type="date">
            <text:p>10.05.21</text:p>
          </table:table-cell>
          <table:table-cell office:value-type="float" office:value="36.2" calcext:value-type="float">
            <text:p>36,2</text:p>
          </table:table-cell>
          <table:table-cell table:number-columns-repeated="2"/>
          <table:table-cell office:value-type="string" calcext:value-type="string">
            <text:p>Brüste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formula="of:=DATE(2020;10;[.H224])" office:value-type="date" office:date-value="2021-05-11" calcext:value-type="date">
            <text:p>11.05.21</text:p>
          </table:table-cell>
          <table:table-cell office:value-type="float" office:value="36.3" calcext:value-type="float">
            <text:p>36,3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table:formula="of:=DATE(2020;10;[.H225])" office:value-type="date" office:date-value="2021-05-12" calcext:value-type="date">
            <text:p>12.05.21</text:p>
          </table:table-cell>
          <table:table-cell office:value-type="float" office:value="36.5" calcext:value-type="float">
            <text:p>36,5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DATE(2020;10;[.H226])" office:value-type="date" office:date-value="2021-05-13" calcext:value-type="date">
            <text:p>13.05.21</text:p>
          </table:table-cell>
          <table:table-cell office:value-type="float" office:value="36.1" calcext:value-type="float">
            <text:p>36,1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table:formula="of:=DATE(2020;10;[.H227])" office:value-type="date" office:date-value="2021-05-14" calcext:value-type="date">
            <text:p>14.05.21</text:p>
          </table:table-cell>
          <table:table-cell office:value-type="float" office:value="36.5" calcext:value-type="float">
            <text:p>36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table:formula="of:=DATE(2020;10;[.H228])" office:value-type="date" office:date-value="2021-05-15" calcext:value-type="date">
            <text:p>15.05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table:formula="of:=DATE(2020;10;[.H229])" office:value-type="date" office:date-value="2021-05-16" calcext:value-type="date">
            <text:p>16.05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formula="of:=DATE(2020;10;[.H230])" office:value-type="date" office:date-value="2021-05-17" calcext:value-type="date">
            <text:p>17.05.21</text:p>
          </table:table-cell>
          <table:table-cell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DATE(2020;10;[.H231])" office:value-type="date" office:date-value="2021-05-18" calcext:value-type="date">
            <text:p>18.05.21</text:p>
          </table:table-cell>
          <table:table-cell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formula="of:=DATE(2020;10;[.H232])" office:value-type="date" office:date-value="2021-05-19" calcext:value-type="date">
            <text:p>19.05.21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table:formula="of:=DATE(2020;10;[.H233])" office:value-type="date" office:date-value="2021-05-20" calcext:value-type="date">
            <text:p>20.05.21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table:formula="of:=DATE(2020;10;[.H234])" office:value-type="date" office:date-value="2021-05-21" calcext:value-type="date">
            <text:p>21.05.21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table:formula="of:=DATE(2020;10;[.H235])" office:value-type="date" office:date-value="2021-05-22" calcext:value-type="date">
            <text:p>22.05.21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table:formula="of:=DATE(2020;10;[.H236])" office:value-type="date" office:date-value="2021-05-23" calcext:value-type="date">
            <text:p>23.05.2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table:formula="of:=DATE(2020;10;[.H237])" office:value-type="date" office:date-value="2021-05-24" calcext:value-type="date">
            <text:p>24.05.21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formula="of:=DATE(2020;10;[.H238])" office:value-type="date" office:date-value="2021-05-25" calcext:value-type="date">
            <text:p>25.05.21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DATE(2020;10;[.H239])" office:value-type="date" office:date-value="2021-05-26" calcext:value-type="date">
            <text:p>26.05.21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table:formula="of:=DATE(2020;10;[.H240])" office:value-type="date" office:date-value="2021-05-27" calcext:value-type="date">
            <text:p>27.05.21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table:formula="of:=DATE(2020;10;[.H241])" office:value-type="date" office:date-value="2021-05-28" calcext:value-type="date">
            <text:p>28.05.21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formula="of:=DATE(2020;10;[.H242])" office:value-type="date" office:date-value="2021-05-29" calcext:value-type="date">
            <text:p>29.05.21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table:formula="of:=DATE(2020;10;[.H243])" office:value-type="date" office:date-value="2021-05-30" calcext:value-type="date">
            <text:p>30.05.2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table:formula="of:=DATE(2020;10;[.H244])" office:value-type="date" office:date-value="2021-05-31" calcext:value-type="date">
            <text:p>31.05.21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formula="of:=DATE(2020;10;[.H245])" office:value-type="date" office:date-value="2021-06-01" calcext:value-type="date">
            <text:p>01.06.21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table:formula="of:=DATE(2020;10;[.H246])" office:value-type="date" office:date-value="2021-06-02" calcext:value-type="date">
            <text:p>02.06.21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table:formula="of:=DATE(2020;10;[.H247])" office:value-type="date" office:date-value="2021-06-03" calcext:value-type="date">
            <text:p>03.06.2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formula="of:=DATE(2020;10;[.H248])" office:value-type="date" office:date-value="2021-06-04" calcext:value-type="date">
            <text:p>04.06.21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table:formula="of:=DATE(2020;10;[.H249])" office:value-type="date" office:date-value="2021-06-05" calcext:value-type="date">
            <text:p>05.06.21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table:formula="of:=DATE(2020;10;[.H250])" office:value-type="date" office:date-value="2021-06-06" calcext:value-type="date">
            <text:p>06.06.21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table:formula="of:=DATE(2020;10;[.H251])" office:value-type="date" office:date-value="2021-06-07" calcext:value-type="date">
            <text:p>07.06.2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formula="of:=DATE(2020;10;[.H252])" office:value-type="date" office:date-value="2021-06-08" calcext:value-type="date">
            <text:p>08.06.21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table:formula="of:=DATE(2020;10;[.H253])" office:value-type="date" office:date-value="2021-06-09" calcext:value-type="date">
            <text:p>09.06.2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formula="of:=DATE(2020;10;[.H254])" office:value-type="date" office:date-value="2021-06-10" calcext:value-type="date">
            <text:p>10.06.2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table:formula="of:=DATE(2020;10;[.H255])" office:value-type="date" office:date-value="2021-06-11" calcext:value-type="date">
            <text:p>11.06.21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formula="of:=DATE(2020;10;[.H256])" office:value-type="date" office:date-value="2021-06-12" calcext:value-type="date">
            <text:p>12.06.21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formula="of:=DATE(2020;10;[.H257])" office:value-type="date" office:date-value="2021-06-13" calcext:value-type="date">
            <text:p>13.06.2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formula="of:=DATE(2020;10;[.H258])" office:value-type="date" office:date-value="2021-06-14" calcext:value-type="date">
            <text:p>14.06.21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table:formula="of:=DATE(2020;10;[.H259])" office:value-type="date" office:date-value="2021-06-15" calcext:value-type="date">
            <text:p>15.06.21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table:formula="of:=DATE(2020;10;[.H260])" office:value-type="date" office:date-value="2021-06-16" calcext:value-type="date">
            <text:p>16.06.21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table:formula="of:=DATE(2020;10;[.H261])" office:value-type="date" office:date-value="2021-06-17" calcext:value-type="date">
            <text:p>17.06.21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formula="of:=DATE(2020;10;[.H262])" office:value-type="date" office:date-value="2021-06-18" calcext:value-type="date">
            <text:p>18.06.21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table:formula="of:=DATE(2020;10;[.H263])" office:value-type="date" office:date-value="2021-06-19" calcext:value-type="date">
            <text:p>19.06.21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table:formula="of:=DATE(2020;10;[.H264])" office:value-type="date" office:date-value="2021-06-20" calcext:value-type="date">
            <text:p>20.06.21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table:formula="of:=DATE(2020;10;[.H265])" office:value-type="date" office:date-value="2021-06-21" calcext:value-type="date">
            <text:p>21.06.2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table:formula="of:=DATE(2020;10;[.H266])" office:value-type="date" office:date-value="2021-06-22" calcext:value-type="date">
            <text:p>22.06.2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table:formula="of:=DATE(2020;10;[.H267])" office:value-type="date" office:date-value="2021-06-23" calcext:value-type="date">
            <text:p>23.06.21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table:formula="of:=DATE(2020;10;[.H268])" office:value-type="date" office:date-value="2021-06-24" calcext:value-type="date">
            <text:p>24.06.21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table:formula="of:=DATE(2020;10;[.H269])" office:value-type="date" office:date-value="2021-06-25" calcext:value-type="date">
            <text:p>25.06.21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table:formula="of:=DATE(2020;10;[.H270])" office:value-type="date" office:date-value="2021-06-26" calcext:value-type="date">
            <text:p>26.06.21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table:formula="of:=DATE(2020;10;[.H271])" office:value-type="date" office:date-value="2021-06-27" calcext:value-type="date">
            <text:p>27.06.21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formula="of:=DATE(2020;10;[.H272])" office:value-type="date" office:date-value="2021-06-28" calcext:value-type="date">
            <text:p>28.06.21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table:formula="of:=DATE(2020;10;[.H273])" office:value-type="date" office:date-value="2021-06-29" calcext:value-type="date">
            <text:p>29.06.21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formula="of:=DATE(2020;10;[.H274])" office:value-type="date" office:date-value="2021-06-30" calcext:value-type="date">
            <text:p>30.06.21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table:formula="of:=DATE(2020;10;[.H275])" office:value-type="date" office:date-value="2021-07-01" calcext:value-type="date">
            <text:p>01.07.21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table:formula="of:=DATE(2020;10;[.H276])" office:value-type="date" office:date-value="2021-07-02" calcext:value-type="date">
            <text:p>02.07.21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table:formula="of:=DATE(2020;10;[.H277])" office:value-type="date" office:date-value="2021-07-03" calcext:value-type="date">
            <text:p>03.07.21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table:formula="of:=DATE(2020;10;[.H278])" office:value-type="date" office:date-value="2021-07-04" calcext:value-type="date">
            <text:p>04.07.2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formula="of:=DATE(2020;10;[.H279])" office:value-type="date" office:date-value="2021-07-05" calcext:value-type="date">
            <text:p>05.07.21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table:formula="of:=DATE(2020;10;[.H280])" office:value-type="date" office:date-value="2021-07-06" calcext:value-type="date">
            <text:p>06.07.21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formula="of:=DATE(2020;10;[.H281])" office:value-type="date" office:date-value="2021-07-07" calcext:value-type="date">
            <text:p>07.07.21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formula="of:=DATE(2020;10;[.H282])" office:value-type="date" office:date-value="2021-07-08" calcext:value-type="date">
            <text:p>08.07.21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table:formula="of:=DATE(2020;10;[.H283])" office:value-type="date" office:date-value="2021-07-09" calcext:value-type="date">
            <text:p>09.07.21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table:formula="of:=DATE(2020;10;[.H284])" office:value-type="date" office:date-value="2021-07-10" calcext:value-type="date">
            <text:p>10.07.21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table:formula="of:=DATE(2020;10;[.H285])" office:value-type="date" office:date-value="2021-07-11" calcext:value-type="date">
            <text:p>11.07.21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table:formula="of:=DATE(2020;10;[.H286])" office:value-type="date" office:date-value="2021-07-12" calcext:value-type="date">
            <text:p>12.07.2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table:formula="of:=DATE(2020;10;[.H287])" office:value-type="date" office:date-value="2021-07-13" calcext:value-type="date">
            <text:p>13.07.21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table:formula="of:=DATE(2020;10;[.H288])" office:value-type="date" office:date-value="2021-07-14" calcext:value-type="date">
            <text:p>14.07.21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table:formula="of:=DATE(2020;10;[.H289])" office:value-type="date" office:date-value="2021-07-15" calcext:value-type="date">
            <text:p>15.07.21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formula="of:=DATE(2020;10;[.H290])" office:value-type="date" office:date-value="2021-07-16" calcext:value-type="date">
            <text:p>16.07.2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table:formula="of:=DATE(2020;10;[.H291])" office:value-type="date" office:date-value="2021-07-17" calcext:value-type="date">
            <text:p>17.07.21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table:formula="of:=DATE(2020;10;[.H292])" office:value-type="date" office:date-value="2021-07-18" calcext:value-type="date">
            <text:p>18.07.21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table:formula="of:=DATE(2020;10;[.H293])" office:value-type="date" office:date-value="2021-07-19" calcext:value-type="date">
            <text:p>19.07.21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formula="of:=DATE(2020;10;[.H294])" office:value-type="date" office:date-value="2021-07-20" calcext:value-type="date">
            <text:p>20.07.21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formula="of:=DATE(2020;10;[.H295])" office:value-type="date" office:date-value="2021-07-21" calcext:value-type="date">
            <text:p>21.07.21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table:formula="of:=DATE(2020;10;[.H296])" office:value-type="date" office:date-value="2021-07-22" calcext:value-type="date">
            <text:p>22.07.21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table:formula="of:=DATE(2020;10;[.H297])" office:value-type="date" office:date-value="2021-07-23" calcext:value-type="date">
            <text:p>23.07.21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table:formula="of:=DATE(2020;10;[.H298])" office:value-type="date" office:date-value="2021-07-24" calcext:value-type="date">
            <text:p>24.07.2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table:formula="of:=DATE(2020;10;[.H299])" office:value-type="date" office:date-value="2021-07-25" calcext:value-type="date">
            <text:p>25.07.21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table:formula="of:=DATE(2020;10;[.H300])" office:value-type="date" office:date-value="2021-07-26" calcext:value-type="date">
            <text:p>26.07.21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table:formula="of:=DATE(2020;10;[.H301])" office:value-type="date" office:date-value="2021-07-27" calcext:value-type="date">
            <text:p>27.07.21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formula="of:=DATE(2020;10;[.H302])" office:value-type="date" office:date-value="2021-07-28" calcext:value-type="date">
            <text:p>28.07.21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table:formula="of:=DATE(2020;10;[.H303])" office:value-type="date" office:date-value="2021-07-29" calcext:value-type="date">
            <text:p>29.07.21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table:formula="of:=DATE(2020;10;[.H304])" office:value-type="date" office:date-value="2021-07-30" calcext:value-type="date">
            <text:p>30.07.21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table:formula="of:=DATE(2020;10;[.H305])" office:value-type="date" office:date-value="2021-07-31" calcext:value-type="date">
            <text:p>31.07.2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formula="of:=DATE(2020;10;[.H306])" office:value-type="date" office:date-value="2021-08-01" calcext:value-type="date">
            <text:p>01.08.21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table:formula="of:=DATE(2020;10;[.H307])" office:value-type="date" office:date-value="2021-08-02" calcext:value-type="date">
            <text:p>02.08.21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table:formula="of:=DATE(2020;10;[.H308])" office:value-type="date" office:date-value="2021-08-03" calcext:value-type="date">
            <text:p>03.08.21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formula="of:=DATE(2020;10;[.H309])" office:value-type="date" office:date-value="2021-08-04" calcext:value-type="date">
            <text:p>04.08.21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table:formula="of:=DATE(2020;10;[.H310])" office:value-type="date" office:date-value="2021-08-05" calcext:value-type="date">
            <text:p>05.08.21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table:formula="of:=DATE(2020;10;[.H311])" office:value-type="date" office:date-value="2021-08-06" calcext:value-type="date">
            <text:p>06.08.21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table:formula="of:=DATE(2020;10;[.H312])" office:value-type="date" office:date-value="2021-08-07" calcext:value-type="date">
            <text:p>07.08.21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table:formula="of:=DATE(2020;10;[.H313])" office:value-type="date" office:date-value="2021-08-08" calcext:value-type="date">
            <text:p>08.08.21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table:formula="of:=DATE(2020;10;[.H314])" office:value-type="date" office:date-value="2021-08-09" calcext:value-type="date">
            <text:p>09.08.21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table:formula="of:=DATE(2020;10;[.H315])" office:value-type="date" office:date-value="2021-08-10" calcext:value-type="date">
            <text:p>10.08.21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table:formula="of:=DATE(2020;10;[.H316])" office:value-type="date" office:date-value="2021-08-11" calcext:value-type="date">
            <text:p>11.08.21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table:formula="of:=DATE(2020;10;[.H317])" office:value-type="date" office:date-value="2021-08-12" calcext:value-type="date">
            <text:p>12.08.21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table:formula="of:=DATE(2020;10;[.H318])" office:value-type="date" office:date-value="2021-08-13" calcext:value-type="date">
            <text:p>13.08.21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formula="of:=DATE(2020;10;[.H319])" office:value-type="date" office:date-value="2021-08-14" calcext:value-type="date">
            <text:p>14.08.21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table:formula="of:=DATE(2020;10;[.H320])" office:value-type="date" office:date-value="2021-08-15" calcext:value-type="date">
            <text:p>15.08.21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table:formula="of:=DATE(2020;10;[.H321])" office:value-type="date" office:date-value="2021-08-16" calcext:value-type="date">
            <text:p>16.08.21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table:formula="of:=DATE(2020;10;[.H322])" office:value-type="date" office:date-value="2021-08-17" calcext:value-type="date">
            <text:p>17.08.21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table:formula="of:=DATE(2020;10;[.H323])" office:value-type="date" office:date-value="2021-08-18" calcext:value-type="date">
            <text:p>18.08.21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table:formula="of:=DATE(2020;10;[.H324])" office:value-type="date" office:date-value="2021-08-19" calcext:value-type="date">
            <text:p>19.08.21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formula="of:=DATE(2020;10;[.H325])" office:value-type="date" office:date-value="2021-08-20" calcext:value-type="date">
            <text:p>20.08.21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formula="of:=DATE(2020;10;[.H326])" office:value-type="date" office:date-value="2021-08-21" calcext:value-type="date">
            <text:p>21.08.21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table:formula="of:=DATE(2020;10;[.H327])" office:value-type="date" office:date-value="2021-08-22" calcext:value-type="date">
            <text:p>22.08.21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table:formula="of:=DATE(2020;10;[.H328])" office:value-type="date" office:date-value="2021-08-23" calcext:value-type="date">
            <text:p>23.08.21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formula="of:=DATE(2020;10;[.H329])" office:value-type="date" office:date-value="2021-08-24" calcext:value-type="date">
            <text:p>24.08.21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table:formula="of:=DATE(2020;10;[.H330])" office:value-type="date" office:date-value="2021-08-25" calcext:value-type="date">
            <text:p>25.08.21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table:formula="of:=DATE(2020;10;[.H331])" office:value-type="date" office:date-value="2021-08-26" calcext:value-type="date">
            <text:p>26.08.21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table:formula="of:=DATE(2020;10;[.H332])" office:value-type="date" office:date-value="2021-08-27" calcext:value-type="date">
            <text:p>27.08.21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table:formula="of:=DATE(2020;10;[.H333])" office:value-type="date" office:date-value="2021-08-28" calcext:value-type="date">
            <text:p>28.08.21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table:formula="of:=DATE(2020;10;[.H334])" office:value-type="date" office:date-value="2021-08-29" calcext:value-type="date">
            <text:p>29.08.21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formula="of:=DATE(2020;10;[.H335])" office:value-type="date" office:date-value="2021-08-30" calcext:value-type="date">
            <text:p>30.08.21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table:formula="of:=DATE(2020;10;[.H336])" office:value-type="date" office:date-value="2021-08-31" calcext:value-type="date">
            <text:p>31.08.21</text:p>
          </table:table-cell>
          <table:table-cell table:number-columns-repeated="6"/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formula="of:=DATE(2020;10;[.H337])" office:value-type="date" office:date-value="2021-09-01" calcext:value-type="date">
            <text:p>01.09.21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table:formula="of:=DATE(2020;10;[.H338])" office:value-type="date" office:date-value="2021-09-02" calcext:value-type="date">
            <text:p>02.09.21</text:p>
          </table:table-cell>
          <table:table-cell table:number-columns-repeated="6"/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formula="of:=DATE(2020;10;[.H339])" office:value-type="date" office:date-value="2021-09-03" calcext:value-type="date">
            <text:p>03.09.21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table:formula="of:=DATE(2020;10;[.H340])" office:value-type="date" office:date-value="2021-09-04" calcext:value-type="date">
            <text:p>04.09.21</text:p>
          </table:table-cell>
          <table:table-cell table:number-columns-repeated="6"/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table:formula="of:=DATE(2020;10;[.H341])" office:value-type="date" office:date-value="2021-09-05" calcext:value-type="date">
            <text:p>05.09.21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formula="of:=DATE(2020;10;[.H342])" office:value-type="date" office:date-value="2021-09-06" calcext:value-type="date">
            <text:p>06.09.21</text:p>
          </table:table-cell>
          <table:table-cell table:number-columns-repeated="6"/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table:formula="of:=DATE(2020;10;[.H343])" office:value-type="date" office:date-value="2021-09-07" calcext:value-type="date">
            <text:p>07.09.21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formula="of:=DATE(2020;10;[.H344])" office:value-type="date" office:date-value="2021-09-08" calcext:value-type="date">
            <text:p>08.09.21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table:formula="of:=DATE(2020;10;[.H345])" office:value-type="date" office:date-value="2021-09-09" calcext:value-type="date">
            <text:p>09.09.21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formula="of:=DATE(2020;10;[.H346])" office:value-type="date" office:date-value="2021-09-10" calcext:value-type="date">
            <text:p>10.09.21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formula="of:=DATE(2020;10;[.H347])" office:value-type="date" office:date-value="2021-09-11" calcext:value-type="date">
            <text:p>11.09.21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table:formula="of:=DATE(2020;10;[.H348])" office:value-type="date" office:date-value="2021-09-12" calcext:value-type="date">
            <text:p>12.09.21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formula="of:=DATE(2020;10;[.H349])" office:value-type="date" office:date-value="2021-09-13" calcext:value-type="date">
            <text:p>13.09.21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 table:number-rows-repeated="10482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>
        <table:named-range table:name="Date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9:40:58.191331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32:22.475400623</meta:creation-date>
    <dc:date>2021-06-01T10:02:15.996197219</dc:date>
    <meta:editing-duration>P1DT14H38M43S</meta:editing-duration>
    <meta:editing-cycles>7</meta:editing-cycles>
    <meta:generator>LibreOffice/6.0.7.3$Linux_X86_64 LibreOffice_project/00m0$Build-3</meta:generator>
    <meta:document-statistic meta:table-count="1" meta:cell-count="918" meta:object-count="0"/>
  </office:meta>
</office:document-meta>
</file>